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Footnote">
      <style:paragraph-properties style:text-autospace="none"/>
      <style:text-properties fo:font-size="8pt" style:font-size-asian="8pt" style:font-size-complex="8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262626" style:font-name="Verdana" style:font-name-asian="Verdana" style:font-name-complex="Verdan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color="#262626" style:font-name="Verdana" style:font-name-asian="Verdana" style:font-name-complex="Verdana"/>
    </style:style>
    <style:style style:name="T6" style:family="text">
      <style:text-properties fo:color="#262626" style:font-name="Verdana" fo:font-style="normal" style:font-name-asian="Verdana" style:font-style-asian="normal" style:font-name-complex="Verdana" style:font-style-complex="normal"/>
    </style:style>
    <style:style style:name="T7" style:family="text">
      <style:text-properties fo:color="#262626" style:font-name="Verdana" fo:font-style="italic" style:font-name-asian="Verdana" style:font-style-asian="italic" style:font-name-complex="Verdana" style:font-style-complex="italic"/>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font-name="Times New Roman" fo:font-size="12pt" style:text-underline-style="none" style:font-size-asian="12pt" style:font-size-complex="12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3" style:family="text">
      <style:text-properties style:use-window-font-color="true" style:text-underline-style="none"/>
    </style:style>
    <style:style style:name="T14" style:family="text">
      <style:text-properties fo:color="#000047" fo:font-weight="normal" style:font-name-asian="Verdana" style:font-weight-asian="normal" style:font-name-complex="Verdana" style:font-weight-complex="normal"/>
    </style:style>
    <style:style style:name="T15" style:family="text">
      <style:text-properties fo:font-style="normal" style:font-style-asian="normal" style:font-style-complex="normal"/>
    </style:style>
    <style:style style:name="T1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55394592" text:id="ct355394592">
          <text:insertion>
            <office:change-info>
              <dc:creator>Unknown Author</dc:creator>
              <dc:date>2013-01-25T10:20:00</dc:date>
            </office:change-info>
          </text:insertion>
        </text:changed-region>
        <text:changed-region xml:id="ct458352064" text:id="ct458352064">
          <text:deletion>
            <office:change-info>
              <dc:creator>Unknown Author</dc:creator>
              <dc:date>2013-01-25T10:20:00</dc:date>
            </office:change-info>
            <text:p text:style-name="P1"><text:span text:style-name="T1">"</text:span></text:p>
          </text:deletion>
        </text:changed-region>
        <text:changed-region xml:id="ct330064544" text:id="ct330064544">
          <text:insertion>
            <office:change-info>
              <dc:creator>Unknown Author</dc:creator>
              <dc:date>2013-01-25T10:20:00</dc:date>
            </office:change-info>
          </text:insertion>
        </text:changed-region>
        <text:changed-region xml:id="ct506221024" text:id="ct506221024">
          <text:deletion>
            <office:change-info>
              <dc:creator>Unknown Author</dc:creator>
              <dc:date>2013-01-25T10:20:00</dc:date>
            </office:change-info>
            <text:p text:style-name="P1"><text:span text:style-name="T1">"</text:span></text:p>
          </text:deletion>
        </text:changed-region>
        <text:changed-region xml:id="ct354559760" text:id="ct354559760">
          <text:deletion>
            <office:change-info>
              <dc:creator>Unknown Author</dc:creator>
              <dc:date>2013-01-25T10:17:00</dc:date>
            </office:change-info>
            <text:p text:style-name="Standard">explanatory note</text:p>
          </text:deletion>
        </text:changed-region>
        <text:changed-region xml:id="ct271798160" text:id="ct271798160">
          <text:insertion>
            <office:change-info>
              <dc:creator>Unknown Author</dc:creator>
              <dc:date>2013-01-25T10:17:00</dc:date>
            </office:change-info>
          </text:insertion>
        </text:changed-region>
        <text:changed-region xml:id="ct298894528" text:id="ct298894528">
          <text:insertion>
            <office:change-info>
              <dc:creator>Unknown Author</dc:creator>
              <dc:date>2013-01-25T10:18:00</dc:date>
            </office:change-info>
          </text:insertion>
        </text:changed-region>
        <text:changed-region xml:id="ct459050656" text:id="ct459050656">
          <text:deletion>
            <office:change-info>
              <dc:creator>Unknown Author</dc:creator>
              <dc:date>2013-01-25T10:18:00</dc:date>
            </office:change-info>
            <text:p text:style-name="Standard">"</text:p>
          </text:deletion>
        </text:changed-region>
        <text:changed-region xml:id="ct299301616" text:id="ct299301616">
          <text:deletion>
            <office:change-info>
              <dc:creator>Unknown Author</dc:creator>
              <dc:date>2013-01-25T10:18:00</dc:date>
            </office:change-info>
            <text:p text:style-name="Standard">"</text:p>
          </text:deletion>
        </text:changed-region>
        <text:changed-region xml:id="ct286056816" text:id="ct286056816">
          <text:insertion>
            <office:change-info>
              <dc:creator>Unknown Author</dc:creator>
              <dc:date>2013-01-25T10:18:00</dc:date>
            </office:change-info>
          </text:insertion>
        </text:changed-region>
        <text:changed-region xml:id="ct54322928" text:id="ct54322928">
          <text:insertion>
            <office:change-info>
              <dc:creator>Unknown Author</dc:creator>
              <dc:date>2013-01-25T10:19:00</dc:date>
            </office:change-info>
          </text:insertion>
        </text:changed-region>
        <text:changed-region xml:id="ct54384000" text:id="ct54384000">
          <text:deletion>
            <office:change-info>
              <dc:creator>Unknown Author</dc:creator>
              <dc:date>2013-01-25T10:18:00</dc:date>
            </office:change-info>
            <text:p text:style-name="Standard">"</text:p>
          </text:deletion>
        </text:changed-region>
        <text:changed-region xml:id="ct54317312" text:id="ct54317312">
          <text:deletion>
            <office:change-info>
              <dc:creator>Unknown Author</dc:creator>
              <dc:date>2013-01-25T10:18:00</dc:date>
            </office:change-info>
            <text:p text:style-name="Standard">"</text:p>
          </text:deletion>
        </text:changed-region>
        <text:changed-region xml:id="ct54325536" text:id="ct54325536">
          <text:insertion>
            <office:change-info>
              <dc:creator>Unknown Author</dc:creator>
              <dc:date>2013-01-25T10:18:00</dc:date>
            </office:change-info>
          </text:insertion>
        </text:changed-region>
        <text:changed-region xml:id="ct458694864" text:id="ct458694864">
          <text:insertion>
            <office:change-info>
              <dc:creator>Unknown Author</dc:creator>
              <dc:date>2013-01-25T10:18:00</dc:date>
            </office:change-info>
          </text:insertion>
        </text:changed-region>
        <text:changed-region xml:id="ct285989552" text:id="ct285989552">
          <text:deletion>
            <office:change-info>
              <dc:creator>Unknown Author</dc:creator>
              <dc:date>2013-01-25T10:18:00</dc:date>
            </office:change-info>
            <text:p text:style-name="Standard">"</text:p>
          </text:deletion>
        </text:changed-region>
        <text:changed-region xml:id="ct54324592" text:id="ct54324592">
          <text:insertion>
            <office:change-info>
              <dc:creator>Unknown Author</dc:creator>
              <dc:date>2013-01-25T10:18:00</dc:date>
            </office:change-info>
          </text:insertion>
        </text:changed-region>
        <text:changed-region xml:id="ct330036592" text:id="ct330036592">
          <text:deletion>
            <office:change-info>
              <dc:creator>Unknown Author</dc:creator>
              <dc:date>2013-01-25T10:18:00</dc:date>
            </office:change-info>
            <text:p text:style-name="Standard">"</text:p>
          </text:deletion>
        </text:changed-region>
        <text:changed-region xml:id="ct282130560" text:id="ct282130560">
          <text:insertion>
            <office:change-info>
              <dc:creator>Unknown Author</dc:creator>
              <dc:date>2013-01-25T10:19:00</dc:date>
            </office:change-info>
          </text:insertion>
        </text:changed-region>
        <text:changed-region xml:id="ct458244960" text:id="ct458244960">
          <text:deletion>
            <office:change-info>
              <dc:creator>Unknown Author</dc:creator>
              <dc:date>2013-01-25T10:19:00</dc:date>
            </office:change-info>
            <text:p text:style-name="Standard">"</text:p>
          </text:deletion>
        </text:changed-region>
        <text:changed-region xml:id="ct54321936" text:id="ct54321936">
          <text:insertion>
            <office:change-info>
              <dc:creator>Unknown Author</dc:creator>
              <dc:date>2013-01-25T10:19:00</dc:date>
            </office:change-info>
          </text:insertion>
        </text:changed-region>
        <text:changed-region xml:id="ct458463760" text:id="ct458463760">
          <text:deletion>
            <office:change-info>
              <dc:creator>Unknown Author</dc:creator>
              <dc:date>2013-01-25T10:19:00</dc:date>
            </office:change-info>
            <text:p text:style-name="Standard">"</text:p>
          </text:deletion>
        </text:changed-region>
        <text:changed-region xml:id="ct167910096" text:id="ct167910096">
          <text:insertion>
            <office:change-info>
              <dc:creator>Unknown Author</dc:creator>
              <dc:date>2013-01-25T10:19:00</dc:date>
            </office:change-info>
          </text:insertion>
        </text:changed-region>
        <text:changed-region xml:id="ct299123088" text:id="ct299123088">
          <text:deletion>
            <office:change-info>
              <dc:creator>Unknown Author</dc:creator>
              <dc:date>2013-01-25T10:19:00</dc:date>
            </office:change-info>
            <text:p text:style-name="Standard">"</text:p>
          </text:deletion>
        </text:changed-region>
        <text:changed-region xml:id="ct458632736" text:id="ct458632736">
          <text:insertion>
            <office:change-info>
              <dc:creator>Unknown Author</dc:creator>
              <dc:date>2013-01-25T10:19:00</dc:date>
            </office:change-info>
          </text:insertion>
        </text:changed-region>
        <text:changed-region xml:id="ct282891104" text:id="ct282891104">
          <text:deletion>
            <office:change-info>
              <dc:creator>Unknown Author</dc:creator>
              <dc:date>2013-01-25T10:19:00</dc:date>
            </office:change-info>
            <text:p text:style-name="Standard">"</text:p>
          </text:deletion>
        </text:changed-region>
        <text:changed-region xml:id="ct354944960" text:id="ct354944960">
          <text:insertion>
            <office:change-info>
              <dc:creator>Unknown Author</dc:creator>
              <dc:date>2013-01-25T10:19:00</dc:date>
            </office:change-info>
          </text:insertion>
        </text:changed-region>
        <text:changed-region xml:id="ct330071360" text:id="ct330071360">
          <text:deletion>
            <office:change-info>
              <dc:creator>Unknown Author</dc:creator>
              <dc:date>2013-01-25T10:19:00</dc:date>
            </office:change-info>
            <text:p text:style-name="Standard">"</text:p>
          </text:deletion>
        </text:changed-region>
        <text:changed-region xml:id="ct53579968" text:id="ct53579968">
          <text:insertion>
            <office:change-info>
              <dc:creator>Unknown Author</dc:creator>
              <dc:date>2013-01-25T10:19:00</dc:date>
            </office:change-info>
          </text:insertion>
        </text:changed-region>
        <text:changed-region xml:id="ct283937616" text:id="ct283937616">
          <text:deletion>
            <office:change-info>
              <dc:creator>Unknown Author</dc:creator>
              <dc:date>2013-01-25T10:19:00</dc:date>
            </office:change-info>
            <text:p text:style-name="Standard">"</text:p>
          </text:deletion>
        </text:changed-region>
        <text:changed-region xml:id="ct329956208" text:id="ct329956208">
          <text:insertion>
            <office:change-info>
              <dc:creator>Unknown Author</dc:creator>
              <dc:date>2013-01-25T10:19:00</dc:date>
            </office:change-info>
          </text:insertion>
        </text:changed-region>
        <text:changed-region xml:id="ct329925312" text:id="ct329925312">
          <text:deletion>
            <office:change-info>
              <dc:creator>Unknown Author</dc:creator>
              <dc:date>2013-01-25T10:19:00</dc:date>
            </office:change-info>
            <text:p text:style-name="Standard">"</text:p>
          </text:deletion>
        </text:changed-region>
        <text:changed-region xml:id="ct282601792" text:id="ct282601792">
          <text:insertion>
            <office:change-info>
              <dc:creator>Unknown Author</dc:creator>
              <dc:date>2013-01-25T10:19:00</dc:date>
            </office:change-info>
          </text:insertion>
        </text:changed-region>
        <text:changed-region xml:id="ct282775296" text:id="ct282775296">
          <text:deletion>
            <office:change-info>
              <dc:creator>Unknown Author</dc:creator>
              <dc:date>2013-01-25T10:19:00</dc:date>
            </office:change-info>
            <text:p text:style-name="Standard">"</text:p>
          </text:deletion>
        </text:changed-region>
        <text:changed-region xml:id="ct329623312" text:id="ct329623312">
          <text:insertion>
            <office:change-info>
              <dc:creator>Unknown Author</dc:creator>
              <dc:date>2013-01-25T10:19:00</dc:date>
            </office:change-info>
          </text:insertion>
        </text:changed-region>
        <text:changed-region xml:id="ct329518320" text:id="ct329518320">
          <text:deletion>
            <office:change-info>
              <dc:creator>Unknown Author</dc:creator>
              <dc:date>2013-01-25T10:19:00</dc:date>
            </office:change-info>
            <text:p text:style-name="Standard">"</text:p>
          </text:deletion>
        </text:changed-region>
        <text:changed-region xml:id="ct285253936" text:id="ct285253936">
          <text:insertion>
            <office:change-info>
              <dc:creator>Unknown Author</dc:creator>
              <dc:date>2013-01-25T10:19:00</dc:date>
            </office:change-info>
          </text:insertion>
        </text:changed-region>
        <text:changed-region xml:id="ct355250624" text:id="ct355250624">
          <text:deletion>
            <office:change-info>
              <dc:creator>Unknown Author</dc:creator>
              <dc:date>2013-01-25T10:19:00</dc:date>
            </office:change-info>
            <text:p text:style-name="Standard">"</text:p>
          </text:deletion>
        </text:changed-region>
        <text:changed-region xml:id="ct329924832" text:id="ct329924832">
          <text:insertion>
            <office:change-info>
              <dc:creator>Unknown Author</dc:creator>
              <dc:date>2013-01-25T10:19:00</dc:date>
            </office:change-info>
          </text:insertion>
        </text:changed-region>
        <text:changed-region xml:id="ct458258736" text:id="ct458258736">
          <text:deletion>
            <office:change-info>
              <dc:creator>Unknown Author</dc:creator>
              <dc:date>2013-01-25T10:19:00</dc:date>
            </office:change-info>
            <text:p text:style-name="Standard">"</text:p>
          </text:deletion>
        </text:changed-region>
        <text:changed-region xml:id="ct54374800" text:id="ct54374800">
          <text:insertion>
            <office:change-info>
              <dc:creator>Unknown Author</dc:creator>
              <dc:date>2013-01-25T10:19:00</dc:date>
            </office:change-info>
          </text:insertion>
        </text:changed-region>
        <text:changed-region xml:id="ct282130656" text:id="ct282130656">
          <text:deletion>
            <office:change-info>
              <dc:creator>Unknown Author</dc:creator>
              <dc:date>2013-01-25T10:19:00</dc:date>
            </office:change-info>
            <text:p text:style-name="Standard">"</text:p>
          </text:deletion>
        </text:changed-region>
        <text:changed-region xml:id="ct458623984" text:id="ct458623984">
          <text:insertion>
            <office:change-info>
              <dc:creator>Unknown Author</dc:creator>
              <dc:date>2013-01-25T10:19:00</dc:date>
            </office:change-info>
          </text:insertion>
        </text:changed-region>
        <text:changed-region xml:id="ct330065520" text:id="ct330065520">
          <text:deletion>
            <office:change-info>
              <dc:creator>Unknown Author</dc:creator>
              <dc:date>2013-01-25T10:19:00</dc:date>
            </office:change-info>
            <text:p text:style-name="Standard">"</text:p>
          </text:deletion>
        </text:changed-region>
        <text:changed-region xml:id="ct329986512" text:id="ct329986512">
          <text:deletion>
            <office:change-info>
              <dc:creator>Unknown Author</dc:creator>
              <dc:date>2013-01-25T10:20:00</dc:date>
            </office:change-info>
            <text:p text:style-name="Standard">"</text:p>
          </text:deletion>
        </text:changed-region>
        <text:changed-region xml:id="ct329432976" text:id="ct329432976">
          <text:insertion>
            <office:change-info>
              <dc:creator>Unknown Author</dc:creator>
              <dc:date>2013-01-25T10:20:00</dc:date>
            </office:change-info>
          </text:insertion>
        </text:changed-region>
        <text:changed-region xml:id="ct329969216" text:id="ct329969216">
          <text:insertion>
            <office:change-info>
              <dc:creator>Unknown Author</dc:creator>
              <dc:date>2013-01-25T10:20:00</dc:date>
            </office:change-info>
          </text:insertion>
        </text:changed-region>
        <text:changed-region xml:id="ct298891520" text:id="ct298891520">
          <text:deletion>
            <office:change-info>
              <dc:creator>Unknown Author</dc:creator>
              <dc:date>2013-01-25T10:20:00</dc:date>
            </office:change-info>
            <text:p text:style-name="Standard">"</text:p>
          </text:deletion>
        </text:changed-region>
        <text:changed-region xml:id="ct505620192" text:id="ct505620192">
          <text:insertion>
            <office:change-info>
              <dc:creator>Unknown Author</dc:creator>
              <dc:date>2013-01-25T10:20:00</dc:date>
            </office:change-info>
          </text:insertion>
        </text:changed-region>
        <text:changed-region xml:id="ct282540048" text:id="ct282540048">
          <text:deletion>
            <office:change-info>
              <dc:creator>Unknown Author</dc:creator>
              <dc:date>2013-01-25T10:20: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xt:change text:change-id="ct354559760"/><text:change-start text:change-id="ct271798160"/>Technical Note<text:change-end text:change-id="ct271798160"/>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298894528"/>“<text:change-end text:change-id="ct298894528"/><text:change text:change-id="ct459050656"/>Producers<text:change text:change-id="ct299301616"/><text:change-start text:change-id="ct286056816"/>”<text:change-end text:change-id="ct286056816"/>. OpenLCB nodes receive these messages, and can act on them locally if desired. If they do so, they are acting as <text:change-start text:change-id="ct54322928"/>“<text:change-end text:change-id="ct54322928"/><text:change text:change-id="ct54384000"/>Consumers<text:change text:change-id="ct54317312"/><text:change-start text:change-id="ct54325536"/>”<text:change-end text:change-id="ct54325536"/>. Together, this is called the Producer-Consumer Model of system control. <text:s/>In this model a particular concept, or event, is <text:span text:style-name="T10">the</text:span> sum of the inputs that trigger the production of the PCER by the producer(s<text:span text:style-name="T13">) and the action(s) taken by the consumer(s). <text:s/>Its main advantage is the knowledge independence it imparts between all of </text:span><text:span text:style-name="T11">the</text:span><text:span text:style-name="T13"> nodes involved in an event. <text:s/>Ex</text:span><text:span text:style-name="T9">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12">the</text:span><text:span text:style-name="T8"> the other nodes involved in </text:span><text:span text:style-name="T12">the</text:span><text:span text:style-name="T8">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355394592"/><text:span text:style-name="T1">“</text:span><text:change-end text:change-id="ct355394592"/><text:change text:change-id="ct458352064"/><text:span text:style-name="T1">Performance analysis of producer/consumer protocols over IEEE 802.11 wireless links</text:span><text:change-start text:change-id="ct330064544"/><text:span text:style-name="T1">”</text:span><text:change-end text:change-id="ct330064544"/><text:change text:change-id="ct506221024"/><text:span text:style-name="T1">, </text:span><text:span text:style-name="T7">Proc. IEEE Workshop Factory Communication Systems (WFCS)</text:span><text:span text:style-name="T6">, 2004 </text:span></text:p></text:note-body></text:note><text:note text:id="ftn3" text:note-class="footnote"><text:note-citation>2</text:note-citation><text:note-body><text:p text:style-name="P12"><text:span text:style-name="T14">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4"><text:span text:style-name="T16">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0">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10">the</text:span> time. <text:s/></text:p>
      <text:h text:style-name="Heading_20_2" text:outline-level="2">References and Context</text:h>
      <text:p text:style-name="Standard"> For more information on format and presentation, see: </text:p>
      <text:list xml:id="list1385760939781706264" text:style-name="L1">
        <text:list-item>
          <text:p text:style-name="P21">OpenLCB Common Information Technical Note</text:p>
        </text:list-item>
      </text:list>
      <text:h text:style-name="Heading_20_2" text:outline-level="2">Message Formats</text:h>
      <text:p text:style-name="P10">The range mask is implemented as a combined base value and mask, where the mask bits are the lowest n bits of the same value as <text:span text:style-name="T10">the</text:span> lowest bit. <text:s/>For example, the event-mask 0xABCD0000 would form the range 0xABCD0000-ABCDFFFF, since the lowest bit is a “0”and the mask bits extends to the first “1” bit, in this case the the <text:s/>low bit of <text:span text:style-name="T10">the</text:span> 'D' hex-digit. <text:s/>Similarly, the <text:span text:style-name="T10">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10">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ext:soft-page-break/>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5">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0">want</text:span> to determine the correct value of the distributed state. Producers can, but don't always, <text:span text:style-name="T10">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0">the</text:span> state. <text:s/>The lamp controller that consumes the “On” and “Off” probably <text:span text:style-name="T10">knows whether it's </text:span><text:span text:style-name="T10">curr</text:span><text:span text:style-name="T10">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10">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4"><text:span text:style-name="T16">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10">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PI/PRI or CI/CRI messages after IC is OK, but there's no delivery guarantee for <text:span text:style-name="T10">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269910138776951386" text:style-name="L2">
        <text:list-item>
          <text:p text:style-name="P22">When the node is first initialized, after <text:s/>the <text:change-start text:change-id="ct458694864"/>“<text:change-end text:change-id="ct458694864"/><text:change text:change-id="ct285989552"/>Initialization Complete<text:change-start text:change-id="ct54324592"/>”<text:change-end text:change-id="ct54324592"/><text:change text:change-id="ct330036592"/> message has been sent.</text:p>
        </text:list-item>
        <text:list-item>
          <text:p text:style-name="P22">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0">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ext:soft-page-break/>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282130560"/>“<text:change-end text:change-id="ct282130560"/><text:change text:change-id="ct458244960"/>valid<text:change-start text:change-id="ct54321936"/>”<text:change-end text:change-id="ct54321936"/><text:change text:change-id="ct458463760"/>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167910096"/>“<text:change-end text:change-id="ct167910096"/><text:change text:change-id="ct299123088"/>valid<text:change-start text:change-id="ct458632736"/>”<text:change-end text:change-id="ct458632736"/><text:change text:change-id="ct282891104"/>; if asked about P/C Event ID 4, it would reply <text:change-start text:change-id="ct354944960"/>“<text:change-end text:change-id="ct354944960"/><text:change text:change-id="ct330071360"/>not valid<text:change-start text:change-id="ct53579968"/>”<text:change-end text:change-id="ct53579968"/><text:change text:change-id="ct283937616"/>. Depending on the node's structure, it might not always be possible to set the <text:change-start text:change-id="ct329956208"/>“<text:change-end text:change-id="ct329956208"/><text:change text:change-id="ct329925312"/>valid<text:change-start text:change-id="ct282601792"/>”<text:change-end text:change-id="ct282601792"/><text:change text:change-id="ct282775296"/> bit with certainty, in which case the <text:change-start text:change-id="ct329623312"/>“<text:change-end text:change-id="ct329623312"/><text:change text:change-id="ct329518320"/>unknown<text:change-start text:change-id="ct285253936"/>”<text:change-end text:change-id="ct285253936"/><text:change text:change-id="ct355250624"/>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329924832"/>“<text:change-end text:change-id="ct329924832"/><text:change text:change-id="ct458258736"/>valid<text:change-start text:change-id="ct54374800"/>”<text:change-end text:change-id="ct54374800"/><text:change text:change-id="ct282130656"/>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458623984"/>“<text:change-end text:change-id="ct458623984"/><text:change text:change-id="ct330065520"/>valid<text:change text:change-id="ct329986512"/><text:change-start text:change-id="ct329432976"/>”<text:change-end text:change-id="ct329432976"/> bit with certainty, in which case the <text:change-start text:change-id="ct329969216"/>“<text:change-end text:change-id="ct329969216"/><text:change text:change-id="ct298891520"/>unknown<text:change-start text:change-id="ct505620192"/>”<text:change-end text:change-id="ct505620192"/><text:change text:change-id="ct282540048"/>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text:soft-page-break/>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8806208337973678369" text:style-name="L3">
        <text:list-item>
          <text:p text:style-name="P23">Don't <text:s/>do long linear searches to match an incoming Event ID to internal structures.</text:p>
        </text:list-item>
        <text:list-item>
          <text:p text:style-name="P23">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s text:c="2"/></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4"><text:span text:style-name="T16">DPH: <text:s text:c="2"/>[[reference needed] Right now, it's on the web at http://www.openlcb.org/trunk/specs/EventIdAllocations.pdf and </text:span><text:span text:style-name="T16"><text:a xlink:href="http://www.openlcb.org/trunk/specs/EventIdAllocations.ods">http://www.openlcb.org/trunk/specs/EventIdAllocations.ods</text:a></text:span><text:span text:style-name="T16">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5T10:20:23">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0:20:23">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5T10:20:23">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2</meta:editing-cycles>
    <meta:editing-duration>P3DT19H20M28S</meta:editing-duration>
    <meta:generator>OpenOffice.org/3.4.1$Unix OpenOffice.org_project/341m1$Build-9593</meta:generator>
    <dc:date>2013-01-25T10:20:23</dc:date>
    <meta:keyword>OpenLCB Event Transport</meta:keyword>
    <meta:document-statistic meta:table-count="2" meta:image-count="1" meta:object-count="0" meta:page-count="9" meta:paragraph-count="221" meta:word-count="3259" meta:character-count="19855"/>
    <meta:user-defined meta:name="Info 1"/>
    <meta:user-defined meta:name="Info 2"/>
    <meta:user-defined meta:name="Info 3"/>
    <meta:user-defined meta:name="Info 4"/>
  </office:meta>
</office:document-meta>
</file>